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3160.229755" calcext:value-type="float">
            <text:p>13160.229755</text:p>
          </table:table-cell>
          <table:table-cell table:style-name="Default" table:formula="of:=[.H2]/24/365" office:value-type="float" office:value="1.50230933276256" calcext:value-type="float">
            <text:p>1.50230933276256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9861" calcext:value-type="float">
            <text:p>37.69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9.19278" calcext:value-type="float">
            <text:p>39.19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7083" calcext:value-type="float">
            <text:p>37.67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45.55194" calcext:value-type="float">
            <text:p>45.55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L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7:37:07.590404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30T17:44:54.544345700</dc:date>
    <meta:editing-duration>P5DT9H43M28S</meta:editing-duration>
    <meta:editing-cycles>189</meta:editing-cycles>
    <meta:document-statistic meta:table-count="1" meta:cell-count="3374" meta:object-count="0"/>
  </office:meta>
</office:document-meta>
</file>